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text-properties officeooo:rsid="00041810" officeooo:paragraph-rsid="00041810"/>
    </style:style>
    <style:style style:name="P4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P5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P6" style:family="paragraph" style:parent-style-name="Standard">
      <style:text-properties fo:color="#000000" style:font-name="Calibri" fo:font-size="12pt" officeooo:rsid="00057eca" officeooo:paragraph-rsid="00057eca" fo:background-color="#ffffff" style:font-size-asian="12pt" style:font-size-complex="12pt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3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>error_princess - <text:a xlink:type="simple" xlink:href="http://static1.wikia.nocookie.net/__cb20131108185402/mcleodgaming/images/d/d8/MissingNo..png" text:style-name="Internet_20_link" text:visited-style-name="Visited_20_Internet_20_Link">http://static1.wikia.nocookie.net/__cb20131108185402/mcleodgaming/images/d/d8/MissingNo..png</text:a></text:p>
      <text:p text:style-name="P4">(Missing No.)</text:p>
      <text:p text:style-name="P6">zombie_princess - <text:a xlink:type="simple" xlink:href="http://25.media.tumblr.com/tumblr_mbc227kzqQ1rfjowdo1_500.gif" text:style-name="Internet_20_link" text:visited-style-name="Visited_20_Internet_20_Link">http://25.media.tumblr.com/tumblr_mbc227kzqQ1rfjowdo1_500.gif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4S</meta:editing-duration>
    <meta:editing-cycles>7</meta:editing-cycles>
    <meta:generator>LibreOffice/5.0.4.2$Windows_x86 LibreOffice_project/2b9802c1994aa0b7dc6079e128979269cf95bc78</meta:generator>
    <dc:date>2016-01-30T21:46:56.798000000</dc:date>
    <meta:document-statistic meta:table-count="0" meta:image-count="0" meta:object-count="0" meta:page-count="1" meta:paragraph-count="9" meta:word-count="31" meta:character-count="644" meta:non-whitespace-character-count="622"/>
    <meta:user-defined meta:name="Info 1"/>
    <meta:user-defined meta:name="Info 2"/>
    <meta:user-defined meta:name="Info 3"/>
    <meta:user-defined meta:name="Info 4"/>
  </office:meta>
</office:document-meta>
</file>